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font-size="8pt" style:font-size-asian="8pt" style:font-size-complex="8pt"/>
    </style:style>
    <style:style style:name="P2" style:family="paragraph">
      <style:text-properties style:font-name="F" fo:font-size="9pt" style:font-size-asian="9pt" style:font-size-complex="9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solid" draw:fill-color="#ffff00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solid" draw:fill-color="#729fcf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F"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none" svg:stroke-color="#000000" draw:fill="none" draw:fill-color="#ffffff" fo:min-height="4.6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fff00" fo:min-height="0.6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729fcf" fo:min-height="6.9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Cadre1" text:anchor-type="paragraph" svg:x="2.104cm" svg:y="0.559cm" svg:width="8.691cm" draw:z-index="0"><draw:text-box fo:min-height="8.955cm"><text:p text:style-name="Frame_20_contents"><draw:frame draw:style-name="fr1" draw:name="Cadre2" text:anchor-type="paragraph" svg:x="6.071cm" svg:y="0.097cm" svg:width="2cm" draw:z-index="2"><draw:text-box fo:min-height="1.961cm"><text:p text:style-name="Frame_20_contents"><draw:frame text:anchor-type="paragraph" draw:z-index="5" draw:name="Forme1_1" draw:style-name="gr1" draw:text-style-name="P3" svg:width="4.433cm" svg:height="4.617cm" svg:x="-2.545cm" svg:y="3.374cm"><draw:text-box><text:p text:style-name="P1"><text:span text:style-name="T1"><text:s text:c="10"/></text:span><text:span text:style-name="T1">Profil</text:span></text:p><text:p text:style-name="P2"><text:span text:style-name="T2">- Disponibilité <text:s text:c="2"/>-</text:span><text:span text:style-name="T2">serorelationnel - </text:span><text:span text:style-name="T2">Ponctualité <text:s text:c="4"/>-</text:span><text:span text:style-name="T1">motivation <text:s text:c="5"/>- sens </text:span><text:span text:style-name="T1">de responsabilité <text:s text:c="4"/>-</text:span><text:span text:style-name="T1">c-Esprit d’ équipe <text:s text:c="5"/>- </text:span><text:span text:style-name="T1">sens du service <text:s text:c="11"/></text:span><text:span text:style-name="T1"><text:s text:c="4"/>-sens de </text:span><text:span text:style-name="T1">l’organisationourtoisi</text:span><text:span text:style-name="T1">e</text:span></text:p><text:p text:style-name="P2"><text:span text:style-name="T1">- Assiduité <text:s text:c="15"/>- </text:span><text:span text:style-name="T1">bonne moralité <text:s text:c="12"/></text:span><text:span text:style-name="T1"><text:s text:c="3"/>- esprit de créativité</text:span></text:p><text:p text:style-name="P2"><text:span text:style-name="T1">-Esprit d’ équipe <text:s text:c="5"/>- </text:span><text:span text:style-name="T1">sens du service <text:s text:c="11"/></text:span><text:span text:style-name="T1"><text:s text:c="4"/>-sens de </text:span><text:span text:style-name="T1">l’organisation</text:span></text:p></draw:text-box></draw:frame></text:p></draw:text-box></draw:frame><draw:frame text:anchor-type="paragraph" draw:z-index="1" draw:name="Forme1" draw:style-name="gr3" draw:text-style-name="P6" svg:width="3.051cm" svg:height="6.917cm" svg:x="0.136cm" svg:y="0.023cm"><draw:text-box><text:p text:style-name="P5"><text:span text:style-name="T3">Nom : Yao</text:span></text:p><text:p text:style-name="P5"><text:span text:style-name="T3">Prenom : Kouassi joel</text:span></text:p><text:p text:style-name="P5"><text:span text:style-name="T3"/></text:p><text:p text:style-name="P5"><text:span text:style-name="T3">Formation en information(IGL)</text:span></text:p><text:p text:style-name="P5"><text:span text:style-name="T3">Ivoirien, 24 ans</text:span></text:p><text:p text:style-name="P5"><text:span text:style-name="T3">Numero : +2250546656295</text:span></text:p><text:p text:style-name="P5"><text:span text:style-name="T3">Email :</text:span><text:span text:style-name="T3"><text:a xlink:href="mailto:kouassijoel038@gmail.com" xlink:type="simple">kouassijoel038@gmail.com</text:a></text:span></text:p><text:p text:style-name="P5"><text:span text:style-name="T3"/></text:p><text:p text:style-name="P5"><text:span text:style-name="T3">Residence : Abidjan (Yopougon</text:span></text:p></draw:text-box></draw:frame><draw:frame text:anchor-type="paragraph" draw:z-index="4" draw:name="Forme1_0" draw:style-name="gr2" draw:text-style-name="P4" svg:width="3.252cm" svg:height="0.655cm" svg:x="3.612cm" svg:y="2.798cm"><draw:text-box><text:p text:style-name="P1"><text:span text:style-name="T1"><text:s text:c="10"/></text:span><text:span text:style-name="T1">Informaticien</text:span></text:p><text:p text:style-name="P1"><text:span text:style-name="T1"><text:s text:c="10"/></text:span><text:span text:style-name="T1">(en formation)</text:span></text:p></draw:text-box></draw:frame></text:p></draw:text-box></draw:frame><draw:frame draw:style-name="fr1" draw:name="Cadre3" text:anchor-type="paragraph" svg:x="11.365cm" svg:y="2.302cm" svg:width="2cm" draw:z-index="3"><draw:text-box fo:min-height="1.961cm"><text:p text:style-name="Frame_20_contents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34:35.855231118</meta:creation-date>
    <dc:date>2022-04-07T11:52:28.037554257</dc:date>
    <meta:editing-duration>PT9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